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</office:automatic-styles>
  <office:body>
    <office:text>
      <text:p text:style-name="P1"><text:span text:style-name="T1_1">bool</text:span><text:span text:style-name="T1_2"><text:s/></text:span><text:span text:style-name="T1_3">Partida</text:span><text:span text:style-name="T1_4">::</text:span><text:span text:style-name="T1_5">comprovaPartidaPerduda</text:span><text:span text:style-name="T1_6">();</text:span></text:p>
      <text:p text:style-name="P2"><text:span text:style-name="T2_1">pre</text:span><text:span text:style-name="T2_2">:<text:s/></text:span><text:span text:style-name="T2_3">cert</text:span></text:p>
      <text:p text:style-name="P3"><text:span text:style-name="T3_1">post</text:span><text:span text:style-name="T3_2">:</text:span><text:span text:style-name="T3_3"><text:s/></text:span><text:span text:style-name="T3_4">si</text:span><text:span text:style-name="T3_5"><text:s/></text:span><text:span text:style-name="T3_6">no</text:span><text:span text:style-name="T3_7"><text:s/></text:span><text:span text:style-name="T3_8">queden</text:span><text:span text:style-name="T3_9"><text:s/></text:span><text:span text:style-name="T3_10">caselles</text:span><text:span text:style-name="T3_11"><text:s/></text:span><text:span text:style-name="T3_12">lliures</text:span><text:span text:style-name="T3_13"><text:s/></text:span><text:span text:style-name="T3_14">i</text:span><text:span text:style-name="T3_15"><text:s/></text:span><text:span text:style-name="T3_16">no</text:span><text:span text:style-name="T3_17"><text:s/></text:span><text:span text:style-name="T3_18">puc</text:span><text:span text:style-name="T3_19"><text:s/></text:span><text:span text:style-name="T3_20">fer</text:span><text:span text:style-name="T3_21"><text:s/></text:span><text:span text:style-name="T3_22">cap</text:span><text:span text:style-name="T3_23"><text:s/></text:span><text:span text:style-name="T3_24">moviment</text:span><text:span text:style-name="T3_25"><text:s/></text:span><text:span text:style-name="T3_26">l</text:span><text:span text:style-name="T3_27">’</text:span><text:span text:style-name="T3_28">atribut</text:span><text:span text:style-name="T3_29"><text:s/>“</text:span><text:span text:style-name="T3_30">EstàAcabada</text:span><text:span text:style-name="T3_31">”<text:s/></text:span><text:span text:style-name="T3_32">es</text:span><text:span text:style-name="T3_33"><text:s/></text:span><text:span text:style-name="T3_34">posa</text:span><text:span text:style-name="T3_35"><text:s/></text:span><text:span text:style-name="T3_36">a</text:span><text:span text:style-name="T3_37"><text:s/></text:span><text:span text:style-name="T3_38">cert</text:span><text:span text:style-name="T3_39">.<text:s/></text:span><text:span text:style-name="T3_40">es</text:span><text:span text:style-name="T3_41"><text:s/></text:span><text:span text:style-name="T3_42">retorna</text:span><text:span text:style-name="T3_43"><text:s/></text:span><text:span text:style-name="T3_44">el</text:span><text:span text:style-name="T3_45"><text:s/></text:span><text:span text:style-name="T3_46">valor</text:span><text:span text:style-name="T3_47"><text:s/></text:span><text:span text:style-name="T3_48">d</text:span><text:span text:style-name="T3_49">’</text:span><text:span text:style-name="T3_50">aquest</text:span><text:span text:style-name="T3_51"><text:s/></text:span><text:span text:style-name="T3_52">atribut</text:span></text:p>
      <text:p text:style-name="P4"><text:span text:style-name="T4_1">no</text:span><text:span text:style-name="T4_2"><text:s/></text:span><text:span text:style-name="T4_3">cal</text:span><text:span text:style-name="T4_4"><text:s/></text:span><text:span text:style-name="T4_5">comprovar</text:span><text:span text:style-name="T4_6"><text:s/></text:span><text:span text:style-name="T4_7">si</text:span><text:span text:style-name="T4_8"><text:s/></text:span><text:span text:style-name="T4_9">alguna</text:span><text:span text:style-name="T4_10"><text:s/></text:span><text:span text:style-name="T4_11">casella</text:span><text:span text:style-name="T4_12"><text:s/></text:span><text:span text:style-name="T4_13">té</text:span><text:span text:style-name="T4_14"><text:s/></text:span><text:span text:style-name="T4_15">el</text:span><text:span text:style-name="T4_16"><text:s/></text:span><text:span text:style-name="T4_17">valor</text:span><text:span text:style-name="T4_18"><text:s/>2048<text:s/>(</text:span><text:span text:style-name="T4_19">ja</text:span><text:span text:style-name="T4_20"><text:s/></text:span><text:span text:style-name="T4_21">que</text:span><text:span text:style-name="T4_22"><text:s/></text:span><text:span text:style-name="T4_23">ho</text:span><text:span text:style-name="T4_24"><text:s/></text:span><text:span text:style-name="T4_25">fa</text:span><text:span text:style-name="T4_26"><text:s/></text:span><text:span text:style-name="T4_27">la</text:span><text:span text:style-name="T4_28"><text:s/>“</text:span><text:span text:style-name="T4_29">comprovaPartidaGuanyada</text:span><text:span text:style-name="T4_30">”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